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9760" style:font-weight-asian="bold" style:font-weight-complex="bold"/>
    </style:style>
    <style:style style:name="P2" style:family="paragraph" style:parent-style-name="Standard">
      <style:text-properties fo:font-weight="bold" officeooo:rsid="001b9760" officeooo:paragraph-rsid="001b9760" style:font-weight-asian="bold" style:font-weight-complex="bold"/>
    </style:style>
    <style:style style:name="P3" style:family="paragraph" style:parent-style-name="Standard">
      <style:text-properties fo:font-weight="bold" officeooo:rsid="002236a5" officeooo:paragraph-rsid="002236a5" style:font-weight-asian="bold" style:font-weight-complex="bold"/>
    </style:style>
    <style:style style:name="P4" style:family="paragraph" style:parent-style-name="Standard">
      <style:text-properties fo:font-weight="bold" officeooo:rsid="002575b7" officeooo:paragraph-rsid="002575b7" style:font-weight-asian="bold" style:font-weight-complex="bold"/>
    </style:style>
    <style:style style:name="P5" style:family="paragraph" style:parent-style-name="Standard">
      <style:text-properties fo:font-weight="normal" officeooo:rsid="001dff7a" officeooo:paragraph-rsid="001dff7a" style:font-weight-asian="normal" style:font-weight-complex="normal"/>
    </style:style>
    <style:style style:name="P6" style:family="paragraph" style:parent-style-name="Standard">
      <style:text-properties fo:font-style="italic" fo:font-weight="bold" officeooo:rsid="002575b7" officeooo:paragraph-rsid="002575b7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28df1e" officeooo:paragraph-rsid="0028df1e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2dc9d0" officeooo:paragraph-rsid="002dc9d0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3357a9" officeooo:paragraph-rsid="003357a9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3821b5" officeooo:paragraph-rsid="003821b5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396e67" officeooo:paragraph-rsid="00396e67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weight="normal" officeooo:rsid="001b9760" style:font-weight-asian="normal" style:font-weight-complex="normal"/>
    </style:style>
    <style:style style:name="P13" style:family="paragraph" style:parent-style-name="Standard">
      <style:text-properties fo:font-weight="normal" officeooo:rsid="001b9760" officeooo:paragraph-rsid="001b9760" style:font-weight-asian="normal" style:font-weight-complex="normal"/>
    </style:style>
    <style:style style:name="P14" style:family="paragraph" style:parent-style-name="Standard">
      <style:text-properties fo:font-weight="normal" officeooo:rsid="001c4698" officeooo:paragraph-rsid="001b9760" style:font-weight-asian="normal" style:font-weight-complex="normal"/>
    </style:style>
    <style:style style:name="P15" style:family="paragraph" style:parent-style-name="Standard">
      <style:text-properties fo:font-weight="normal" officeooo:rsid="001dff7a" officeooo:paragraph-rsid="001b9760" style:font-weight-asian="normal" style:font-weight-complex="normal"/>
    </style:style>
    <style:style style:name="P16" style:family="paragraph" style:parent-style-name="Standard">
      <style:text-properties fo:font-weight="normal" officeooo:rsid="001f9872" officeooo:paragraph-rsid="001b9760" style:font-weight-asian="normal" style:font-weight-complex="normal"/>
    </style:style>
    <style:style style:name="P17" style:family="paragraph" style:parent-style-name="Standard">
      <style:text-properties fo:font-weight="normal" officeooo:rsid="002005f8" officeooo:paragraph-rsid="001b9760" style:font-weight-asian="normal" style:font-weight-complex="normal"/>
    </style:style>
    <style:style style:name="P18" style:family="paragraph" style:parent-style-name="Standard">
      <style:text-properties fo:font-weight="normal" officeooo:rsid="0024117c" officeooo:paragraph-rsid="002236a5" style:font-weight-asian="normal" style:font-weight-complex="normal"/>
    </style:style>
    <style:style style:name="P19" style:family="paragraph" style:parent-style-name="Standard">
      <style:text-properties fo:font-weight="normal" officeooo:rsid="002a9c48" officeooo:paragraph-rsid="002236a5" style:font-weight-asian="normal" style:font-weight-complex="normal"/>
    </style:style>
    <style:style style:name="P20" style:family="paragraph" style:parent-style-name="Standard">
      <style:text-properties fo:font-weight="normal" officeooo:rsid="002c78f3" officeooo:paragraph-rsid="002236a5" style:font-weight-asian="normal" style:font-weight-complex="normal"/>
    </style:style>
    <style:style style:name="P21" style:family="paragraph" style:parent-style-name="Standard">
      <style:text-properties fo:font-weight="normal" officeooo:rsid="002575b7" officeooo:paragraph-rsid="002575b7" style:font-weight-asian="normal" style:font-weight-complex="normal"/>
    </style:style>
    <style:style style:name="P22" style:family="paragraph" style:parent-style-name="Standard">
      <style:text-properties fo:font-style="normal" fo:font-weight="normal" officeooo:rsid="002575b7" officeooo:paragraph-rsid="002575b7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6e719" officeooo:paragraph-rsid="0026e719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6e719" officeooo:paragraph-rsid="002575b7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7e69a" officeooo:paragraph-rsid="002575b7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dc9d0" officeooo:paragraph-rsid="002dc9d0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301e98" officeooo:paragraph-rsid="002dc9d0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3357a9" officeooo:paragraph-rsid="003357a9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34fdb0" officeooo:paragraph-rsid="003357a9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3821b5" officeooo:paragraph-rsid="003821b5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396e67" officeooo:paragraph-rsid="00396e67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3b32ff" officeooo:paragraph-rsid="00396e67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3cfd73" officeooo:paragraph-rsid="00396e67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italic" fo:font-weight="normal" officeooo:rsid="0041a889" officeooo:paragraph-rsid="0041a889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font-style="italic" fo:font-weight="normal" officeooo:rsid="00475b55" officeooo:paragraph-rsid="00475b55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font-style="italic" fo:font-weight="normal" officeooo:rsid="004cf84f" officeooo:paragraph-rsid="004cf84f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font-style="italic" fo:font-weight="normal" officeooo:rsid="004f6c9d" officeooo:paragraph-rsid="004f6c9d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font-style="italic" fo:font-weight="normal" officeooo:rsid="004fbd0a" officeooo:paragraph-rsid="004fbd0a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font-style="italic" fo:font-weight="normal" officeooo:rsid="00585170" officeooo:paragraph-rsid="00585170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style="italic" fo:font-weight="normal" officeooo:rsid="005ab760" officeooo:paragraph-rsid="005ab760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font-style="italic" fo:font-weight="normal" officeooo:rsid="005cb1d9" officeooo:paragraph-rsid="005cb1d9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style="italic" fo:font-weight="normal" officeooo:rsid="0062c97f" officeooo:paragraph-rsid="0062c97f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style="italic" fo:font-weight="normal" officeooo:rsid="00647940" officeooo:paragraph-rsid="00647940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style="italic" fo:font-weight="normal" officeooo:rsid="006ca58a" officeooo:paragraph-rsid="006ca58a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style="italic" fo:font-weight="normal" officeooo:rsid="006d3636" officeooo:paragraph-rsid="006d3636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fo:font-weight="normal" officeooo:rsid="0079a7b7" officeooo:paragraph-rsid="0079a7b7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fo:font-weight="normal" officeooo:rsid="008254fa" officeooo:paragraph-rsid="008254fa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fo:font-weight="normal" officeooo:rsid="008254fa" officeooo:paragraph-rsid="008ed7f3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fo:font-weight="normal" officeooo:rsid="00ab0300" officeooo:paragraph-rsid="00ab0300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style="italic" fo:font-weight="bold" officeooo:rsid="002575b7" officeooo:paragraph-rsid="002575b7" style:font-style-asian="italic" style:font-weight-asian="bold" style:font-style-complex="italic" style:font-weight-complex="bold"/>
    </style:style>
    <style:style style:name="P51" style:family="paragraph" style:parent-style-name="Standard">
      <style:text-properties fo:font-style="italic" fo:font-weight="bold" officeooo:rsid="002dc9d0" officeooo:paragraph-rsid="002dc9d0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4698" style:font-weight-asian="normal" style:font-weight-complex="normal"/>
    </style:style>
    <style:style style:name="T3" style:family="text">
      <style:text-properties fo:font-weight="normal" officeooo:rsid="001dff7a" style:font-weight-asian="normal" style:font-weight-complex="normal"/>
    </style:style>
    <style:style style:name="T4" style:family="text">
      <style:text-properties fo:font-weight="normal" officeooo:rsid="001f9872" style:font-weight-asian="normal" style:font-weight-complex="normal"/>
    </style:style>
    <style:style style:name="T5" style:family="text">
      <style:text-properties fo:font-weight="normal" officeooo:rsid="002005f8" style:font-weight-asian="normal" style:font-weight-complex="normal"/>
    </style:style>
    <style:style style:name="T6" style:family="text">
      <style:text-properties fo:font-weight="normal" officeooo:rsid="00208c56" style:font-weight-asian="normal" style:font-weight-complex="normal"/>
    </style:style>
    <style:style style:name="T7" style:family="text">
      <style:text-properties fo:font-weight="normal" officeooo:rsid="0020d011" style:font-weight-asian="normal" style:font-weight-complex="normal"/>
    </style:style>
    <style:style style:name="T8" style:family="text">
      <style:text-properties fo:font-weight="normal" officeooo:rsid="0024117c" style:font-weight-asian="normal" style:font-weight-complex="normal"/>
    </style:style>
    <style:style style:name="T9" style:family="text">
      <style:text-properties fo:font-weight="normal" officeooo:rsid="0027e69a" style:font-weight-asian="normal" style:font-weight-complex="normal"/>
    </style:style>
    <style:style style:name="T10" style:family="text">
      <style:text-properties fo:font-weight="normal" officeooo:rsid="002a9c48" style:font-weight-asian="normal" style:font-weight-complex="normal"/>
    </style:style>
    <style:style style:name="T11" style:family="text">
      <style:text-properties fo:font-weight="normal" officeooo:rsid="002c78f3" style:font-weight-asian="normal" style:font-weight-complex="normal"/>
    </style:style>
    <style:style style:name="T12" style:family="text">
      <style:text-properties fo:font-weight="normal" officeooo:rsid="002f7ab4" style:font-weight-asian="normal" style:font-weight-complex="normal"/>
    </style:style>
    <style:style style:name="T13" style:family="text">
      <style:text-properties fo:font-weight="normal" officeooo:rsid="003821b5" style:font-weight-asian="normal" style:font-weight-complex="normal"/>
    </style:style>
    <style:style style:name="T14" style:family="text">
      <style:text-properties fo:font-weight="normal" officeooo:rsid="00301e98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575b7" style:font-style-asian="italic" style:font-weight-asian="normal" style:font-style-complex="italic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6e71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7e69a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f7ab4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01e98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4fdb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6cfba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7eaac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821b5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96e67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a9c48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b32ff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cfd73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e12c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62a974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647940" style:font-style-asian="normal" style:font-weight-asian="normal" style:font-style-complex="normal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435ba1" style:font-style-asian="normal" style:font-style-complex="normal"/>
    </style:style>
    <style:style style:name="T35" style:family="text">
      <style:text-properties fo:font-style="normal" officeooo:rsid="0044fb32" style:font-style-asian="normal" style:font-style-complex="normal"/>
    </style:style>
    <style:style style:name="T36" style:family="text">
      <style:text-properties fo:font-style="normal" officeooo:rsid="004696ca" style:font-style-asian="normal" style:font-style-complex="normal"/>
    </style:style>
    <style:style style:name="T37" style:family="text">
      <style:text-properties fo:font-style="normal" officeooo:rsid="00469c6e" style:font-style-asian="normal" style:font-style-complex="normal"/>
    </style:style>
    <style:style style:name="T38" style:family="text">
      <style:text-properties fo:font-style="normal" officeooo:rsid="0046d73a" style:font-style-asian="normal" style:font-style-complex="normal"/>
    </style:style>
    <style:style style:name="T39" style:family="text">
      <style:text-properties fo:font-style="normal" officeooo:rsid="0048d46d" style:font-style-asian="normal" style:font-style-complex="normal"/>
    </style:style>
    <style:style style:name="T40" style:family="text">
      <style:text-properties fo:font-style="normal" officeooo:rsid="00499173" style:font-style-asian="normal" style:font-style-complex="normal"/>
    </style:style>
    <style:style style:name="T41" style:family="text">
      <style:text-properties fo:font-style="normal" officeooo:rsid="00499dca" style:font-style-asian="normal" style:font-style-complex="normal"/>
    </style:style>
    <style:style style:name="T42" style:family="text">
      <style:text-properties fo:font-style="normal" officeooo:rsid="004a4074" style:font-style-asian="normal" style:font-style-complex="normal"/>
    </style:style>
    <style:style style:name="T43" style:family="text">
      <style:text-properties fo:font-style="normal" officeooo:rsid="004b9fde" style:font-style-asian="normal" style:font-style-complex="normal"/>
    </style:style>
    <style:style style:name="T44" style:family="text">
      <style:text-properties fo:font-style="normal" officeooo:rsid="004e3969" style:font-style-asian="normal" style:font-style-complex="normal"/>
    </style:style>
    <style:style style:name="T45" style:family="text">
      <style:text-properties fo:font-style="normal" officeooo:rsid="004f6c9d" style:font-style-asian="normal" style:font-style-complex="normal"/>
    </style:style>
    <style:style style:name="T46" style:family="text">
      <style:text-properties fo:font-style="normal" officeooo:rsid="004fbd0a" style:font-style-asian="normal" style:font-style-complex="normal"/>
    </style:style>
    <style:style style:name="T47" style:family="text">
      <style:text-properties fo:font-style="normal" officeooo:rsid="0051b3e8" style:font-style-asian="normal" style:font-style-complex="normal"/>
    </style:style>
    <style:style style:name="T48" style:family="text">
      <style:text-properties fo:font-style="normal" officeooo:rsid="00535c23" style:font-style-asian="normal" style:font-style-complex="normal"/>
    </style:style>
    <style:style style:name="T49" style:family="text">
      <style:text-properties fo:font-style="normal" officeooo:rsid="0053ddaa" style:font-style-asian="normal" style:font-style-complex="normal"/>
    </style:style>
    <style:style style:name="T50" style:family="text">
      <style:text-properties fo:font-style="normal" officeooo:rsid="0058f50f" style:font-style-asian="normal" style:font-style-complex="normal"/>
    </style:style>
    <style:style style:name="T51" style:family="text">
      <style:text-properties fo:font-style="normal" officeooo:rsid="005ab760" style:font-style-asian="normal" style:font-style-complex="normal"/>
    </style:style>
    <style:style style:name="T52" style:family="text">
      <style:text-properties fo:font-style="normal" officeooo:rsid="005cf284" style:font-style-asian="normal" style:font-style-complex="normal"/>
    </style:style>
    <style:style style:name="T53" style:family="text">
      <style:text-properties fo:font-style="normal" officeooo:rsid="005db692" style:font-style-asian="normal" style:font-style-complex="normal"/>
    </style:style>
    <style:style style:name="T54" style:family="text">
      <style:text-properties fo:font-style="normal" officeooo:rsid="005efa5e" style:font-style-asian="normal" style:font-style-complex="normal"/>
    </style:style>
    <style:style style:name="T55" style:family="text">
      <style:text-properties fo:font-style="normal" officeooo:rsid="0065b641" style:font-style-asian="normal" style:font-style-complex="normal"/>
    </style:style>
    <style:style style:name="T56" style:family="text">
      <style:text-properties fo:font-style="normal" officeooo:rsid="006796bd" style:font-style-asian="normal" style:font-style-complex="normal"/>
    </style:style>
    <style:style style:name="T57" style:family="text">
      <style:text-properties fo:font-style="normal" officeooo:rsid="006ca58a" style:font-style-asian="normal" style:font-style-complex="normal"/>
    </style:style>
    <style:style style:name="T58" style:family="text">
      <style:text-properties fo:font-style="normal" officeooo:rsid="006e7b56" style:font-style-asian="normal" style:font-style-complex="normal"/>
    </style:style>
    <style:style style:name="T59" style:family="text">
      <style:text-properties fo:font-style="normal" officeooo:rsid="006eecf0" style:font-style-asian="normal" style:font-style-complex="normal"/>
    </style:style>
    <style:style style:name="T60" style:family="text">
      <style:text-properties fo:font-style="normal" officeooo:rsid="00709219" style:font-style-asian="normal" style:font-style-complex="normal"/>
    </style:style>
    <style:style style:name="T61" style:family="text">
      <style:text-properties fo:font-style="normal" officeooo:rsid="00715ab3" style:font-style-asian="normal" style:font-style-complex="normal"/>
    </style:style>
    <style:style style:name="T62" style:family="text">
      <style:text-properties fo:font-style="normal" officeooo:rsid="0073e4e6" style:font-style-asian="normal" style:font-style-complex="normal"/>
    </style:style>
    <style:style style:name="T63" style:family="text">
      <style:text-properties fo:font-style="normal" officeooo:rsid="00754fbc" style:font-style-asian="normal" style:font-style-complex="normal"/>
    </style:style>
    <style:style style:name="T64" style:family="text">
      <style:text-properties fo:font-style="normal" officeooo:rsid="00758bd9" style:font-style-asian="normal" style:font-style-complex="normal"/>
    </style:style>
    <style:style style:name="T65" style:family="text">
      <style:text-properties fo:font-style="normal" officeooo:rsid="007732b3" style:font-style-asian="normal" style:font-style-complex="normal"/>
    </style:style>
    <style:style style:name="T66" style:family="text">
      <style:text-properties fo:font-style="normal" officeooo:rsid="007917ef" style:font-style-asian="normal" style:font-style-complex="normal"/>
    </style:style>
    <style:style style:name="T67" style:family="text">
      <style:text-properties fo:font-style="normal" officeooo:rsid="007997f3" style:font-style-asian="normal" style:font-style-complex="normal"/>
    </style:style>
    <style:style style:name="T68" style:family="text">
      <style:text-properties fo:font-style="normal" officeooo:rsid="007b381e" style:font-style-asian="normal" style:font-style-complex="normal"/>
    </style:style>
    <style:style style:name="T69" style:family="text">
      <style:text-properties fo:font-style="normal" officeooo:rsid="007b4607" style:font-style-asian="normal" style:font-style-complex="normal"/>
    </style:style>
    <style:style style:name="T70" style:family="text">
      <style:text-properties fo:font-style="normal" officeooo:rsid="007bde31" style:font-style-asian="normal" style:font-style-complex="normal"/>
    </style:style>
    <style:style style:name="T71" style:family="text">
      <style:text-properties fo:font-style="normal" officeooo:rsid="007d7fdf" style:font-style-asian="normal" style:font-style-complex="normal"/>
    </style:style>
    <style:style style:name="T72" style:family="text">
      <style:text-properties fo:font-style="normal" officeooo:rsid="007f42cc" style:font-style-asian="normal" style:font-style-complex="normal"/>
    </style:style>
    <style:style style:name="T73" style:family="text">
      <style:text-properties fo:font-style="normal" officeooo:rsid="00831f4d" style:font-style-asian="normal" style:font-style-complex="normal"/>
    </style:style>
    <style:style style:name="T74" style:family="text">
      <style:text-properties fo:font-style="normal" officeooo:rsid="008347fc" style:font-style-asian="normal" style:font-style-complex="normal"/>
    </style:style>
    <style:style style:name="T75" style:family="text">
      <style:text-properties fo:font-style="normal" officeooo:rsid="0084d706" style:font-style-asian="normal" style:font-style-complex="normal"/>
    </style:style>
    <style:style style:name="T76" style:family="text">
      <style:text-properties fo:font-style="normal" officeooo:rsid="00868426" style:font-style-asian="normal" style:font-style-complex="normal"/>
    </style:style>
    <style:style style:name="T77" style:family="text">
      <style:text-properties fo:font-style="normal" officeooo:rsid="00880263" style:font-style-asian="normal" style:font-style-complex="normal"/>
    </style:style>
    <style:style style:name="T78" style:family="text">
      <style:text-properties fo:font-style="normal" officeooo:rsid="008903cd" style:font-style-asian="normal" style:font-style-complex="normal"/>
    </style:style>
    <style:style style:name="T79" style:family="text">
      <style:text-properties fo:font-style="normal" officeooo:rsid="0089792e" style:font-style-asian="normal" style:font-style-complex="normal"/>
    </style:style>
    <style:style style:name="T80" style:family="text">
      <style:text-properties fo:font-style="normal" officeooo:rsid="008ae8aa" style:font-style-asian="normal" style:font-style-complex="normal"/>
    </style:style>
    <style:style style:name="T81" style:family="text">
      <style:text-properties fo:font-style="normal" officeooo:rsid="008bcf5a" style:font-style-asian="normal" style:font-style-complex="normal"/>
    </style:style>
    <style:style style:name="T82" style:family="text">
      <style:text-properties fo:font-style="normal" officeooo:rsid="008dabc9" style:font-style-asian="normal" style:font-style-complex="normal"/>
    </style:style>
    <style:style style:name="T83" style:family="text">
      <style:text-properties fo:font-style="normal" officeooo:rsid="008de7d0" style:font-style-asian="normal" style:font-style-complex="normal"/>
    </style:style>
    <style:style style:name="T84" style:family="text">
      <style:text-properties fo:font-style="normal" officeooo:rsid="008ed7f3" style:font-style-asian="normal" style:font-style-complex="normal"/>
    </style:style>
    <style:style style:name="T85" style:family="text">
      <style:text-properties fo:font-style="normal" officeooo:rsid="008f4094" style:font-style-asian="normal" style:font-style-complex="normal"/>
    </style:style>
    <style:style style:name="T86" style:family="text">
      <style:text-properties fo:font-style="normal" officeooo:rsid="0090497c" style:font-style-asian="normal" style:font-style-complex="normal"/>
    </style:style>
    <style:style style:name="T87" style:family="text">
      <style:text-properties fo:font-style="normal" officeooo:rsid="0091c030" style:font-style-asian="normal" style:font-style-complex="normal"/>
    </style:style>
    <style:style style:name="T88" style:family="text">
      <style:text-properties fo:font-style="normal" officeooo:rsid="00938bd5" style:font-style-asian="normal" style:font-style-complex="normal"/>
    </style:style>
    <style:style style:name="T89" style:family="text">
      <style:text-properties fo:font-style="normal" officeooo:rsid="00946dd9" style:font-style-asian="normal" style:font-style-complex="normal"/>
    </style:style>
    <style:style style:name="T90" style:family="text">
      <style:text-properties fo:font-style="normal" officeooo:rsid="00953d48" style:font-style-asian="normal" style:font-style-complex="normal"/>
    </style:style>
    <style:style style:name="T91" style:family="text">
      <style:text-properties fo:font-style="normal" officeooo:rsid="0096eea4" style:font-style-asian="normal" style:font-style-complex="normal"/>
    </style:style>
    <style:style style:name="T92" style:family="text">
      <style:text-properties fo:font-style="normal" officeooo:rsid="0097a61a" style:font-style-asian="normal" style:font-style-complex="normal"/>
    </style:style>
    <style:style style:name="T93" style:family="text">
      <style:text-properties fo:font-style="normal" officeooo:rsid="00998bf8" style:font-style-asian="normal" style:font-style-complex="normal"/>
    </style:style>
    <style:style style:name="T94" style:family="text">
      <style:text-properties fo:font-style="normal" officeooo:rsid="009a9a1e" style:font-style-asian="normal" style:font-style-complex="normal"/>
    </style:style>
    <style:style style:name="T95" style:family="text">
      <style:text-properties fo:font-style="normal" officeooo:rsid="009b9b99" style:font-style-asian="normal" style:font-style-complex="normal"/>
    </style:style>
    <style:style style:name="T96" style:family="text">
      <style:text-properties fo:font-style="normal" officeooo:rsid="009d23c2" style:font-style-asian="normal" style:font-style-complex="normal"/>
    </style:style>
    <style:style style:name="T97" style:family="text">
      <style:text-properties fo:font-style="normal" officeooo:rsid="009dd02d" style:font-style-asian="normal" style:font-style-complex="normal"/>
    </style:style>
    <style:style style:name="T98" style:family="text">
      <style:text-properties fo:font-style="normal" officeooo:rsid="009e30e7" style:font-style-asian="normal" style:font-style-complex="normal"/>
    </style:style>
    <style:style style:name="T99" style:family="text">
      <style:text-properties fo:font-style="normal" officeooo:rsid="00a0598f" style:font-style-asian="normal" style:font-style-complex="normal"/>
    </style:style>
    <style:style style:name="T100" style:family="text">
      <style:text-properties fo:font-style="normal" officeooo:rsid="00a17a6e" style:font-style-asian="normal" style:font-style-complex="normal"/>
    </style:style>
    <style:style style:name="T101" style:family="text">
      <style:text-properties fo:font-style="normal" officeooo:rsid="00a1cc96" style:font-style-asian="normal" style:font-style-complex="normal"/>
    </style:style>
    <style:style style:name="T102" style:family="text">
      <style:text-properties fo:font-style="normal" officeooo:rsid="00a2b78d" style:font-style-asian="normal" style:font-style-complex="normal"/>
    </style:style>
    <style:style style:name="T103" style:family="text">
      <style:text-properties fo:font-style="normal" officeooo:rsid="00a2d111" style:font-style-asian="normal" style:font-style-complex="normal"/>
    </style:style>
    <style:style style:name="T104" style:family="text">
      <style:text-properties fo:font-style="normal" officeooo:rsid="00a30a7b" style:font-style-asian="normal" style:font-style-complex="normal"/>
    </style:style>
    <style:style style:name="T105" style:family="text">
      <style:text-properties fo:font-style="normal" officeooo:rsid="00a802e3" style:font-style-asian="normal" style:font-style-complex="normal"/>
    </style:style>
    <style:style style:name="T106" style:family="text">
      <style:text-properties fo:font-style="normal" officeooo:rsid="00a95175" style:font-style-asian="normal" style:font-style-complex="normal"/>
    </style:style>
    <style:style style:name="T107" style:family="text">
      <style:text-properties fo:font-style="normal" officeooo:rsid="00a9d026" style:font-style-asian="normal" style:font-style-complex="normal"/>
    </style:style>
    <style:style style:name="T108" style:family="text">
      <style:text-properties fo:font-style="normal" officeooo:rsid="00ab0209" style:font-style-asian="normal" style:font-style-complex="normal"/>
    </style:style>
    <style:style style:name="T109" style:family="text">
      <style:text-properties fo:font-style="normal" officeooo:rsid="00aca24a" style:font-style-asian="normal" style:font-style-complex="normal"/>
    </style:style>
    <style:style style:name="T110" style:family="text">
      <style:text-properties fo:font-style="normal" officeooo:rsid="00ad4149" style:font-style-asian="normal" style:font-style-complex="normal"/>
    </style:style>
    <style:style style:name="T111" style:family="text">
      <style:text-properties fo:font-style="normal" officeooo:rsid="00ae0356" style:font-style-asian="normal" style:font-style-complex="normal"/>
    </style:style>
    <style:style style:name="T112" style:family="text">
      <style:text-properties fo:font-style="normal" officeooo:rsid="00ae52c0" style:font-style-asian="normal" style:font-style-complex="normal"/>
    </style:style>
    <style:style style:name="T113" style:family="text">
      <style:text-properties fo:font-style="normal" officeooo:rsid="00aecfbc" style:font-style-asian="normal" style:font-style-complex="normal"/>
    </style:style>
    <style:style style:name="T114" style:family="text">
      <style:text-properties fo:font-style="normal" officeooo:rsid="00b08fe8" style:font-style-asian="normal" style:font-style-complex="normal"/>
    </style:style>
    <style:style style:name="T115" style:family="text">
      <style:text-properties fo:font-style="normal" officeooo:rsid="00b2f000" style:font-style-asian="normal" style:font-style-complex="normal"/>
    </style:style>
    <style:style style:name="T116" style:family="text">
      <style:text-properties fo:font-style="normal" officeooo:rsid="00b410f2" style:font-style-asian="normal" style:font-style-complex="normal"/>
    </style:style>
    <style:style style:name="T117" style:family="text">
      <style:text-properties fo:font-style="normal" officeooo:rsid="00b51896" style:font-style-asian="normal" style:font-style-complex="normal"/>
    </style:style>
    <style:style style:name="T118" style:family="text">
      <style:text-properties officeooo:rsid="0024117c"/>
    </style:style>
    <style:style style:name="T119" style:family="text">
      <style:text-properties officeooo:rsid="003f9e27"/>
    </style:style>
    <style:style style:name="T120" style:family="text">
      <style:text-properties officeooo:rsid="005740f7"/>
    </style:style>
    <style:style style:name="T121" style:family="text">
      <style:text-properties officeooo:rsid="00580d4d"/>
    </style:style>
    <style:style style:name="T122" style:family="text">
      <style:text-properties officeooo:rsid="00585170"/>
    </style:style>
    <style:style style:name="T123" style:family="text">
      <style:text-properties officeooo:rsid="0060f8b1"/>
    </style:style>
    <style:style style:name="T124" style:family="text">
      <style:text-properties officeooo:rsid="0061d3d9"/>
    </style:style>
    <style:style style:name="T125" style:family="text">
      <style:text-properties officeooo:rsid="00734403"/>
    </style:style>
    <style:style style:name="T126" style:family="text">
      <style:text-properties officeooo:rsid="00a50a39"/>
    </style:style>
    <style:style style:name="T127" style:family="text">
      <style:text-properties officeooo:rsid="00aa02b9"/>
    </style:style>
    <style:style style:name="T128" style:family="text">
      <style:text-properties officeooo:rsid="00ae52c0"/>
    </style:style>
    <style:style style:name="T129" style:family="text">
      <style:text-properties officeooo:rsid="00aea7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mande sparse di DBM</text:p>
      <text:p text:style-name="P5">Sono state scritte studiando, non seguendo delle interrogazioni</text:p>
      <text:p text:style-name="P12"/>
      <text:p text:style-name="P2"><text:span text:style-name="T15">Indicizzazione, </text:span><text:span text:style-name="T16">parte 2</text:span><text:span text:style-name="T1">:</text:span></text:p>
      <text:p text:style-name="P13">- quali sono le sfide dei dati multimediali nel senso di retrieval e storage, e come si affrontano generalmente</text:p>
      <text:p text:style-name="P13">- quale è lo schema generale a cui può essere ricondotto qualsiasi schema di indicizzazione di dati multimediali</text:p>
      <text:p text:style-name="P13">- esempi di tecniche di riduzione della dimensionalità (ce ne sono anche non correlate all'indicizzazione strettamente)</text:p>
      <text:p text:style-name="P13">- cosa sono le space filling curves e fare qualche esempio. Pro e contro.</text:p>
      <text:p text:style-name="P13">- cosa serve per costruire un indice su dati multidimensionali? A parte un insieme di dati multidimensionali.</text:p>
      <text:p text:style-name="P13">- caratteristiche generali dei point trees come famiglia di strutture</text:p>
      <text:p text:style-name="P13">- point quadtrees, caratteristiche, pro e contro</text:p>
      <text:p text:style-name="P13">- branching factor nei point quadtrees</text:p>
      <text:p text:style-name="P13">- bilanciamento nei point quadtrees</text:p>
      <text:p text:style-name="P13">- cancellazione nei point quadtrees, con esempio</text:p>
      <text:p text:style-name="P13">- k-nn nei point quadtrees</text:p>
      <text:p text:style-name="P2"><text:span text:style-name="T1">- </text:span><text:span text:style-name="T2">come si adatta l'algoritmo k-nn per fare una ricerca di range; cosa è una bounding box e cosa c'entra con la ricerca per range</text:span></text:p>
      <text:p text:style-name="P14">- a livello dello spazio che indicizzano e come lo suddividono, quale è la differenza tra i point quadtrees e gli mx quadtrees?</text:p>
      <text:p text:style-name="P14">- negli mx quadtrees, può un nodo interno essere un punto/oggetto del database?</text:p>
      <text:p text:style-name="P14">- quale è la complessità di inserimento e cancellazione negli mx quadtrees?</text:p>
      <text:p text:style-name="P14">- cosa è il “collapsing”?</text:p>
      <text:p text:style-name="P2"><text:span text:style-name="T2">- </text:span><text:span text:style-name="T3">quali sono i limiti degli mx-quadtrees?</text:span></text:p>
      <text:p text:style-name="P15">- spiegare la differenza tra mx e pr-quadtrees</text:p>
      <text:p text:style-name="P15">- limiti dei quadtrees in generale</text:p>
      <text:p text:style-name="P15">- kd-trees e loro branching factor</text:p>
      <text:p text:style-name="P15">- spiegare come avviene l'inserimento in un kd-tree</text:p>
      <text:p text:style-name="P2"><text:span text:style-name="T3">- </text:span><text:span text:style-name="T4">spiegare le query di range in un kd-tree</text:span></text:p>
      <text:p text:style-name="P16">- garanzie di bilanciamento in un kd-tree</text:p>
      <text:p text:style-name="P16">- costo di una ricerca di range in un kd-tree</text:p>
      <text:p text:style-name="P16">- cosa significa che una struttura ad indice non è tight?</text:p>
      <text:p text:style-name="P16">- in che senso quadtrees e kd-trees sono top-down?</text:p>
      <text:p text:style-name="P16">- data partitioning vs space partitioning</text:p>
      <text:p text:style-name="P16">- somiglianze tra b-trees ed r-trees</text:p>
      <text:p text:style-name="P16">- cosa c'entra la minimum bounding box con gli r-trees</text:p>
      <text:p text:style-name="P2"><text:span text:style-name="T4">- </text:span><text:span text:style-name="T5">spiegare come avviene lo split di un nodo, sia quando non ho overlap sia quando lo ho</text:span></text:p>
      <text:p text:style-name="P17">- spiegare la differenza tra r-tree ed r+-tree</text:p>
      <text:p text:style-name="P2"><text:span text:style-name="T5">- </text:span><text:span text:style-name="T7">spiegare come avviene la ricerca k-nn nei r-trees (quindi spiegare anche quella per range)</text:span></text:p>
      <text:p text:style-name="P3"><text:span text:style-name="T6">- </text:span><text:span text:style-name="T1">dimensionality curse e strutture ad indice</text:span></text:p>
      <text:p text:style-name="P3"><text:span text:style-name="T1">- </text:span><text:span text:style-name="T8">spiegare l'idea generale dei tv-trees e come affrontano la dimensionality curse</text:span></text:p>
      <text:p text:style-name="P18"/>
      <text:p text:style-name="P6"><text:span text:style-name="T8">I</text:span><text:span text:style-name="T1">ndicizzazione, parte 1</text:span><text:span text:style-name="T17">:</text:span></text:p>
      <text:p text:style-name="P22">- come si costruisce un trie?</text:p>
      <text:p text:style-name="P23">- cosa è un patricia tree?</text:p>
      <text:p text:style-name="P22">- cosa è una lista invertita?</text:p>
      <text:p text:style-name="P22">- come si ricerca un termine in un database di documenti testuali evitando la full text search?</text:p>
      <text:p text:style-name="P22">- quale è la complessità della ricerca in un trie?</text:p>
      <text:p text:style-name="P6"><text:span text:style-name="T17">- </text:span><text:span text:style-name="T18">come si costruisce e come si effettua una ricerca in un suffix tree?</text:span></text:p>
      <text:p text:style-name="P24"><text:soft-page-break/>- come si costruisce un suffix array? Che complessità ha la ricerca?</text:p>
      <text:p text:style-name="P6"><text:span text:style-name="T18">- </text:span><text:span text:style-name="T19">come potrei fare una ricerca nel momento in cui non avessi nessuna struttura sui documenti?</text:span></text:p>
      <text:p text:style-name="P6"><text:span text:style-name="T19">- </text:span><text:span text:style-name="T31">cosa è l'approximate string matching? Come si fa?</text:span></text:p>
      <text:p text:style-name="P25"/>
      <text:p text:style-name="P7"><text:span text:style-name="T9">S</text:span><text:span text:style-name="T1">kyline queries</text:span><text:span text:style-name="T17">:</text:span></text:p>
      <text:p text:style-name="P3"><text:span text:style-name="T8">- </text:span><text:span text:style-name="T10">Cosa è una skyline query?</text:span></text:p>
      <text:p text:style-name="P3"><text:span text:style-name="T10">- che metodi esistono per eseguire una skyline query? </text:span><text:span text:style-name="T12">Elencali, presto!</text:span></text:p>
      <text:p text:style-name="P19">- perché il metodo nested blocks si chiama così?</text:p>
      <text:p text:style-name="P19">- perché in nested blocks avrò forse bisogno di più di una scansione degli elementi del db?</text:p>
      <text:p text:style-name="P19">- quali sono i punti di forza di nested blocks?</text:p>
      <text:p text:style-name="P19">- si descriva la strategia divide-and-conquer</text:p>
      <text:p text:style-name="P19">- spiegare plane sweep</text:p>
      <text:p text:style-name="P19">- spiegare nearest-neighbor search e le sue assunzioni</text:p>
      <text:p text:style-name="P3"><text:span text:style-name="T10">- </text:span><text:span text:style-name="T11">spiegare l'esecuzione tramite branch and bound</text:span></text:p>
      <text:p text:style-name="P20"/>
      <text:p text:style-name="P8"><text:span text:style-name="T11">W</text:span><text:span text:style-name="T1">eb</text:span><text:span text:style-name="T17">:</text:span></text:p>
      <text:p text:style-name="P26">- descrivere le sfide che richiede l'information retrieval sul web</text:p>
      <text:p text:style-name="P26">- quali sono i due principali approcci nel risolvere query su documenti ipertestuali?</text:p>
      <text:p text:style-name="P26">- parlare dell'algoritmo HITS</text:p>
      <text:p text:style-name="P26">- cosa c'entra un grafo bipartito con l'algoritmo HITS?</text:p>
      <text:p text:style-name="P26">- cosa significa topic distillation?</text:p>
      <text:p text:style-name="P8"><text:span text:style-name="T17">- </text:span><text:span text:style-name="T20">in che senso l'algoritmo HITS converge?</text:span></text:p>
      <text:p text:style-name="P8"><text:span text:style-name="T20">- </text:span><text:span text:style-name="T21">spiegare perché le tecniche di IR </text:span><text:span text:style-name="T30">classico</text:span><text:span text:style-name="T21"> rischiano di non essere efficaci sul web</text:span></text:p>
      <text:p text:style-name="P8"><text:span text:style-name="T21">- </text:span><text:span text:style-name="T25">cosa è il topic drift?</text:span></text:p>
      <text:p text:style-name="P8"><text:span text:style-name="T25">- </text:span><text:span text:style-name="T32">pagerank</text:span></text:p>
      <text:p text:style-name="P27"/>
      <text:p text:style-name="P9"><text:span text:style-name="T14">P</text:span><text:span text:style-name="T1">CA/LSI/HITS/Eigendecomposition:</text:span></text:p>
      <text:p text:style-name="P28">- come si può scomporre una matrice di covarianza?</text:p>
      <text:p text:style-name="P28">- cosa fa PCA? A cosa serve?</text:p>
      <text:p text:style-name="P28">- a cosa serve LSI? Quale è la differenza con PCA?</text:p>
      <text:p text:style-name="P28">- spiegare come si può scomporre una qualsiasi matrice tramite eigendecomposition</text:p>
      <text:p text:style-name="P9"><text:span text:style-name="T17">- </text:span><text:span text:style-name="T22">cosa è un autovettore?</text:span></text:p>
      <text:p text:style-name="P29">- cosa è una base di uno spazio vettoriale?</text:p>
      <text:p text:style-name="P9"><text:span text:style-name="T22">- </text:span><text:span text:style-name="T23">dove sono le “latent semantics” di LSI?</text:span></text:p>
      <text:p text:style-name="P9"><text:span text:style-name="T23">- cosa è SVD? </text:span><text:span text:style-name="T24">Cosa c'entra con PCA?</text:span></text:p>
      <text:p text:style-name="P10"><text:span text:style-name="T24">- </text:span><text:span text:style-name="T17">somiglianze tra HITS ed SVD, </text:span><text:span text:style-name="T26">HITS ed LSI</text:span></text:p>
      <text:p text:style-name="P30">- cosa è la matrice di transizione in HITS?</text:p>
      <text:p text:style-name="P30">- <text:span text:style-name="T123">dopo aver fatto SVD, ho uno spazio vettoriale differente con features differenti. Ma le query che mi arrivano fanno ancora riferimento a quelle vecchie. Come faccio?</text:span></text:p>
      <text:p text:style-name="P30">- <text:span text:style-name="T124">per cosa si può usare la matrice che rappresenta il database? (3 cose)</text:span></text:p>
      <text:p text:style-name="P19"/>
      <text:p text:style-name="P11"><text:span text:style-name="T13">F</text:span><text:span text:style-name="T10">eatures da immagini:</text:span></text:p>
      <text:p text:style-name="P11"><text:span text:style-name="T27">- </text:span><text:span text:style-name="T17">differenza tra image processing e image analysis</text:span></text:p>
      <text:p text:style-name="P31">- esempi di operatori di processing di immagini</text:p>
      <text:p text:style-name="P31">- spiegare cosa è e a cosa serve la DCT</text:p>
      <text:p text:style-name="P11"><text:span text:style-name="T17">- </text:span><text:span text:style-name="T28">perché dopo la DCT le distanze sono sottostimate?</text:span></text:p>
      <text:p text:style-name="P32">- a cosa serve la dct inversa?</text:p>
      <text:p text:style-name="P32">- s<text:span text:style-name="T121">piegare RGB, HSV, YUV</text:span></text:p>
      <text:p text:style-name="P11"><text:span text:style-name="T17">- </text:span><text:span text:style-name="T28">spiegare il confronto tra istogrammi di colore tramite distanza euclidea, intersection similarity, complete euclidean distance</text:span></text:p>
      <text:p text:style-name="P32">- spiegare la relazione tra complete euclidean distance e quadratic distance bounding</text:p>
      <text:p text:style-name="P11"><text:span text:style-name="T28">- </text:span><text:span text:style-name="T29">cosa è la tecnica del median cut?</text:span></text:p>
      <text:p text:style-name="P33"><text:soft-page-break/>- cosa è la distanza di mahalanobis?</text:p>
      <text:p text:style-name="P33">- <text:span text:style-name="T119">filtro di sobel: a cosa serve, come funziona</text:span></text:p>
      <text:p text:style-name="P33">- <text:span text:style-name="T119">sift: a cosa serve, come funziona</text:span></text:p>
      <text:p text:style-name="P33">- <text:span text:style-name="T119">trasformata di hough</text:span></text:p>
      <text:p text:style-name="P33">- <text:span text:style-name="T122">quali sono le caratteristiche che può avere una texture?</text:span></text:p>
      <text:p text:style-name="P33">- <text:span text:style-name="T122">quali approcci esistono alla segmentazione di una immagine?</text:span></text:p>
      <text:p text:style-name="P33"/>
      <text:p text:style-name="P34">Relevance Feedback<text:span text:style-name="T33">:</text:span></text:p>
      <text:p text:style-name="P34"><text:span text:style-name="T33">- spiegare lo schema generale del relevance feedback</text:span></text:p>
      <text:p text:style-name="P34"><text:span text:style-name="T33">- quale è l'obiettivo del relevance feedback? (in formule)</text:span></text:p>
      <text:p text:style-name="P34"><text:span text:style-name="T33">- come si raffina una query in seguito al feedback dell'utente? Parlare dei vari approcci</text:span></text:p>
      <text:p text:style-name="P34"><text:span text:style-name="T33">- spiegare la misura di separazione e come la si può usare per spostare la query</text:span></text:p>
      <text:p text:style-name="P34"><text:span text:style-name="T33">- cosa è il feature readjustment? Perchè potrei averne bisogno? Cosa c'entra con la significance? </text:span></text:p>
      <text:p text:style-name="P34"><text:span text:style-name="T33">- </text:span><text:span text:style-name="T34">scrivere e giustificare la formula di significance di una feature</text:span></text:p>
      <text:p text:style-name="P34"><text:span text:style-name="T34">- spiegare come si può stimare la probabilità p(f_k|R) (ci sono due casi)</text:span></text:p>
      <text:p text:style-name="P34"><text:span text:style-name="T34">- </text:span><text:span text:style-name="T35">riscrivere il desideratum del relevance feedback utilizzando il teorema di bayes</text:span></text:p>
      <text:p text:style-name="P34"><text:span text:style-name="T35">- </text:span><text:span text:style-name="T36">spiegare come si possono dare pesi alle feature utilizzando il desideratum del punto precedente</text:span></text:p>
      <text:p text:style-name="P34"><text:span text:style-name="T36">- come si può tener conto della dipendenza tra feature nel relevance feedback che riguarda il ranking?</text:span></text:p>
      <text:p text:style-name="P34"><text:span text:style-name="T36">- </text:span><text:span text:style-name="T37">come si costruisce un dependence graph?</text:span></text:p>
      <text:p text:style-name="P34"><text:span text:style-name="T37">- scrivere la formula che quantifica il grado di </text:span><text:span text:style-name="T38">dipendenza</text:span><text:span text:style-name="T37"> tra due feature</text:span></text:p>
      <text:p text:style-name="P34"><text:span text:style-name="T37">- </text:span><text:span text:style-name="T38">in un dependence graph, come calcolo le probabilità condizionate che ottengo trovano il maximum spanning tree?</text:span></text:p>
      <text:p text:style-name="P33"/>
      <text:p text:style-name="P35">Stima numero cluster<text:span text:style-name="T33">:</text:span></text:p>
      <text:p text:style-name="P35"><text:span text:style-name="T33">- </text:span><text:span text:style-name="T39">cosa è </text:span><text:span text:style-name="T40">la misura di</text:span><text:span text:style-name="T39"> covering? A cosa serve? </text:span><text:span text:style-name="T40">Cosa c'entra con il numero di cluster in un db?</text:span></text:p>
      <text:p text:style-name="P35"><text:span text:style-name="T40">- </text:span><text:span text:style-name="T41">a livello di database, cosa ce ne importa di avere dei cluster? Che usi se ne possono fare?</text:span></text:p>
      <text:p text:style-name="P35"><text:span text:style-name="T41">- quale è la differenza tra retrieval tramite cluster e retrieval tramite indici?</text:span></text:p>
      <text:p text:style-name="P35"><text:span text:style-name="T41">- </text:span><text:span text:style-name="T42">spiegare come si calcola la probabilità che un oggetto appartenga ad un cluster</text:span></text:p>
      <text:p text:style-name="P35"><text:span text:style-name="T42">- </text:span><text:span text:style-name="T43">data una query con un certo numero di keyword, come posso stimare quanti oggetti all'interno di quel cluster rispettano un certo altro numero di keyword comprese tra queste?</text:span></text:p>
      <text:p text:style-name="P35"><text:span text:style-name="T43"/></text:p>
      <text:p text:style-name="P36">Introduzione<text:span text:style-name="T33">:</text:span></text:p>
      <text:p text:style-name="P36"><text:span text:style-name="T33">- cosa è un data model?</text:span></text:p>
      <text:p text:style-name="P36"><text:span text:style-name="T33">- in che senso i dati multimediali sono eterogenei?</text:span></text:p>
      <text:p text:style-name="P36"><text:span text:style-name="T33">- quali sono le sfide di costruire un database multimediale?</text:span></text:p>
      <text:p text:style-name="P36"><text:span text:style-name="T33">- che tipi di eterogeneità esistono nei dati multimediali?</text:span></text:p>
      <text:p text:style-name="P36"><text:span text:style-name="T33">- di che tipo possono essere i metadati?</text:span></text:p>
      <text:p text:style-name="P36"><text:span text:style-name="T33">- perché un db relazionale non andrebbe bene per un database ad esempio di immagini?</text:span></text:p>
      <text:p text:style-name="P36"><text:span text:style-name="T33">- perché si parla di incertezza e soggettività riguardo i database di immagini?</text:span></text:p>
      <text:p text:style-name="P36"><text:span text:style-name="T33">- </text:span><text:span text:style-name="T44">perché nemmeno gli oodb non vanno bene?</text:span></text:p>
      <text:p text:style-name="P36"><text:span text:style-name="T44">- </text:span><text:span text:style-name="T45">che tipi di query possono pensare di fare in un database multimediale?</text:span></text:p>
      <text:p text:style-name="P36"><text:span text:style-name="T45"/></text:p>
      <text:p text:style-name="P37">Modello vettoriale e metriche<text:span text:style-name="T33">:</text:span></text:p>
      <text:p text:style-name="P37"><text:span text:style-name="T33">- spiegare come si rappresenta una immagine in uno spazio vettoriale</text:span></text:p>
      <text:p text:style-name="P37"><text:span text:style-name="T33">- </text:span><text:span text:style-name="T46">che proprietà deve rispettare una misura di distanza?</text:span></text:p>
      <text:p text:style-name="P37"><text:span text:style-name="T46">- perché dovrei voler usare una misura ad angolo?</text:span></text:p>
      <text:p text:style-name="P37"><text:span text:style-name="T46"/></text:p>
      <text:p text:style-name="P38">Selezione features<text:span text:style-name="T33">:</text:span></text:p>
      <text:p text:style-name="P38"><text:span text:style-name="T33">- elencare delle feature locali e globali che riguardano le immagini</text:span></text:p>
      <text:p text:style-name="P38"><text:span text:style-name="T33">- cosa è l'entropia? Svelto!</text:span></text:p>
      <text:p text:style-name="P38"><text:span text:style-name="T33">- </text:span><text:span text:style-name="T47">se ho un certo numero di features e voglio scartarne una, in base a cosa le scelgo?</text:span></text:p>
      <text:p text:style-name="P38"><text:soft-page-break/><text:span text:style-name="T47">- cosa è la matrice di covarianza?</text:span></text:p>
      <text:p text:style-name="P38"><text:span text:style-name="T47">- spiegare a cosa serve e come si calcola la PCA</text:span></text:p>
      <text:p text:style-name="P38"><text:span text:style-name="T47">- come posso decidere quante feature tenere dopo la PCA?</text:span></text:p>
      <text:p text:style-name="P38"><text:span text:style-name="T47">- </text:span><text:span text:style-name="T48">come si può calcolare la compattezza di un database?</text:span></text:p>
      <text:p text:style-name="P38"><text:span text:style-name="T48">- </text:span><text:span text:style-name="T49">cosa è una trasformata? A cosa serve?</text:span></text:p>
      <text:p text:style-name="P38"><text:span text:style-name="T49">- che problemi posso avere in seguito ad una trasformata o comunque ad una riduzione di dimensionalità del mio database?</text:span></text:p>
      <text:p text:style-name="P38"><text:span text:style-name="T49"/></text:p>
      <text:p text:style-name="P39">Sift:</text:p>
      <text:p text:style-name="P39"><text:span text:style-name="T33">- cosa è sift? A cosa serve?</text:span></text:p>
      <text:p text:style-name="P39"><text:span text:style-name="T33">- quali sono le 4 fasi dell'estrazione di features sift?</text:span></text:p>
      <text:p text:style-name="P39"><text:span text:style-name="T33">- spiegare la “scale space extrema detection”</text:span></text:p>
      <text:p text:style-name="P39"><text:span text:style-name="T33">- </text:span><text:span text:style-name="T50">quali punti vengono scartati durante la fase di “keypoint localization”?</text:span></text:p>
      <text:p text:style-name="P39"><text:span text:style-name="T50">- </text:span><text:span text:style-name="T51">spiegare la fase di orientation assignment</text:span></text:p>
      <text:p text:style-name="P40"><text:span text:style-name="T33">nota che le fasi di sift si possono spiegare ognuna come risolvere un problema riguardo l'identificazione di punti robusti a varie trasformazioni</text:span></text:p>
      <text:p text:style-name="P40"><text:span text:style-name="T33"/></text:p>
      <text:p text:style-name="P41">Rappresentazione informazione spaziale<text:span text:style-name="T33">:</text:span></text:p>
      <text:p text:style-name="P41"><text:span text:style-name="T33">- come si può rappresentare l'informazione di posizione reciproca tra più elementi identificati in una immagine?</text:span></text:p>
      <text:p text:style-name="P41"><text:span text:style-name="T33">- 9DLT</text:span></text:p>
      <text:p text:style-name="P41"><text:span text:style-name="T33">- Nine-intersection matrix</text:span></text:p>
      <text:p text:style-name="P41"><text:span text:style-name="T33">- spatial orientation graph</text:span></text:p>
      <text:p text:style-name="P41"><text:span text:style-name="T33">- spiegare come si può passare da una regione a un insieme di punti che la rappresentino</text:span></text:p>
      <text:p text:style-name="P41"><text:span text:style-name="T33">- come si possono usare le stringhe per comparare le posizioni di alcuni punti su uno spazio vettoriale?</text:span></text:p>
      <text:p text:style-name="P41"><text:span text:style-name="T33">- theta-R string</text:span></text:p>
      <text:p text:style-name="P41"><text:span text:style-name="T33"/></text:p>
      <text:p text:style-name="P41">Informazioni testuali<text:span text:style-name="T33">:</text:span></text:p>
      <text:p text:style-name="P41"><text:span text:style-name="T33">- che tipi di testi esistono?</text:span></text:p>
      <text:p text:style-name="P41"><text:span text:style-name="T33">- cosa significa keyword-based retrieval?</text:span></text:p>
      <text:p text:style-name="P41"><text:span text:style-name="T33">- cosa sono le stop words?</text:span></text:p>
      <text:p text:style-name="P41"><text:span text:style-name="T33">- descrivere le fasi di preprocessing del testo</text:span></text:p>
      <text:p text:style-name="P41"><text:span text:style-name="T33">- </text:span><text:span text:style-name="T52">spiegare le problematiche della rappresentazione vettoriale di un documento testuale</text:span></text:p>
      <text:p text:style-name="P41"><text:span text:style-name="T52">- term frequency. Perché si usa?</text:span></text:p>
      <text:p text:style-name="P41"><text:span text:style-name="T52">- inverse document frequency. Perchè si usa?</text:span></text:p>
      <text:p text:style-name="P41"><text:span text:style-name="T52">- tf-idf e sua normalizzazione</text:span></text:p>
      <text:p text:style-name="P41"><text:span text:style-name="T52">- perché i termini con altissima idf potrebbero non essere utili?</text:span></text:p>
      <text:p text:style-name="P41"><text:span text:style-name="T52">- spiegare come assegnare pesi al vettore-query</text:span></text:p>
      <text:p text:style-name="P41"><text:span text:style-name="T52">- perché la cosine similarity può essere interessante nel fare le query tra documento e testo?</text:span></text:p>
      <text:p text:style-name="P41"><text:span text:style-name="T52">- che tipi di relazioni sintattiche si possono trovare tra le parole?</text:span></text:p>
      <text:p text:style-name="P41"><text:span text:style-name="T52">- quali invece di semantiche?</text:span></text:p>
      <text:p text:style-name="P41"><text:span text:style-name="T52">- come si può modellare la distanza semantica tra due concetti? Questo risolve la co-occorrenza?</text:span></text:p>
      <text:p text:style-name="P41"><text:span text:style-name="T52">- </text:span><text:span text:style-name="T53">quale è la proposta di Resnick per modellare la distanza semantica in una tassonomia?</text:span></text:p>
      <text:p text:style-name="P41"><text:span text:style-name="T53">- e quella di Richardson?</text:span></text:p>
      <text:p text:style-name="P41"><text:span text:style-name="T53">- spiegare cosa è CP/CV </text:span><text:span text:style-name="T54">e in che modo in questo modello si può computare la similarità tra concetti</text:span></text:p>
      <text:p text:style-name="P41"><text:span text:style-name="T54">- come si modella la co-occorrenza all'interno di un corpus?</text:span></text:p>
      <text:p text:style-name="P41"><text:span text:style-name="T54">- cosa è la keyword connection matrix?</text:span></text:p>
      <text:p text:style-name="P41"><text:span text:style-name="T54"/></text:p>
      <text:p text:style-name="P42">MDS<text:span text:style-name="T33">:</text:span></text:p>
      <text:p text:style-name="P42"><text:span text:style-name="T33">- cosa è MDS e quando si usa</text:span></text:p>
      <text:p text:style-name="P42"><text:span text:style-name="T33">- misura di stress</text:span></text:p>
      <text:p text:style-name="P42"><text:soft-page-break/><text:span text:style-name="T33">- spiegare quale è l'input e quale l'output del MDS</text:span></text:p>
      <text:p text:style-name="P42"><text:span text:style-name="T33">- come si effettua una query in una situazione del genere?</text:span></text:p>
      <text:p text:style-name="P42"><text:span text:style-name="T33"/></text:p>
      <text:p text:style-name="P43">Signature Files<text:span text:style-name="T33">:</text:span></text:p>
      <text:p text:style-name="P43"><text:span text:style-name="T33">- </text:span><text:span text:style-name="T55">a cosa servono i signature files?</text:span></text:p>
      <text:p text:style-name="P43"><text:span text:style-name="T55">- come si costruisce, grossolanamente, un signature file?</text:span></text:p>
      <text:p text:style-name="P43"><text:span text:style-name="T55">- </text:span><text:span text:style-name="T56">una signature è lunga B bit; ho b keyword nel file di cui sto calcolando la signature; prendo L bit che setto (oppure no) casualmente con probabilità 1/B; calcolare la probabilità che un certo bit della signature sia settato a 1</text:span></text:p>
      <text:p text:style-name="P43"><text:span text:style-name="T56">- </text:span><text:span text:style-name="T57">formula per i false positive in un signature file</text:span></text:p>
      <text:p text:style-name="P44"><text:span text:style-name="T33"/></text:p>
      <text:p text:style-name="P45">Clustering<text:span text:style-name="T33">:</text:span></text:p>
      <text:p text:style-name="P45"><text:span text:style-name="T33">- quando potrei considerare di fare un clustering invece di costruire un indice?</text:span></text:p>
      <text:p text:style-name="P45"><text:span text:style-name="T33">- </text:span><text:span text:style-name="T58">quali sono le famiglie di algoritmi di clustering?</text:span></text:p>
      <text:p text:style-name="P45"><text:span text:style-name="T58">- algoritmo connected components: definizione, limiti, migliorie, problemi delle migliorie</text:span></text:p>
      <text:p text:style-name="P45"><text:span text:style-name="T58">- </text:span><text:span text:style-name="T59">in un metodo iterativo, come affronto la situazione in cui potrei inserire un elemento in più di un cluster?</text:span></text:p>
      <text:p text:style-name="P45"><text:span text:style-name="T59">- </text:span><text:span text:style-name="T60">come posso affrontare il clustering nel caso in cui avessi le distanze tra gli elementi ma non potessi o non volessi calcolare un valore di threshold? </text:span><text:span text:style-name="T61">(2 metodi almeno)</text:span></text:p>
      <text:p text:style-name="P45"><text:span text:style-name="T60">- </text:span><text:span text:style-name="T62">max-a-min</text:span></text:p>
      <text:p text:style-name="P45"><text:span text:style-name="T62">- </text:span><text:span text:style-name="T63">k-means </text:span><text:span text:style-name="T64">e criteri possibili </text:span><text:span text:style-name="T65">da minimizzare</text:span></text:p>
      <text:p text:style-name="P45"><text:span text:style-name="T65">- </text:span><text:span text:style-name="T66">confidence clustering: quando si fa? Come si fa?</text:span></text:p>
      <text:p text:style-name="P45"><text:span text:style-name="T66">- </text:span><text:span text:style-name="T67">adaptive clustering: quando si fa? Come si fa?</text:span></text:p>
      <text:p text:style-name="P45"><text:span text:style-name="T67"/></text:p>
      <text:p text:style-name="P46">Valutazione sistema IR<text:span text:style-name="T33">:</text:span></text:p>
      <text:p text:style-name="P46"><text:span text:style-name="T33">- precision e recall</text:span></text:p>
      <text:p text:style-name="P46"><text:span text:style-name="T33">- k-precision, k-recall</text:span></text:p>
      <text:p text:style-name="P46"><text:span text:style-name="T33">- </text:span><text:span text:style-name="T68">cosa è la precision/recall curve? Quale è la sua forma tipica?</text:span></text:p>
      <text:p text:style-name="P46"><text:span text:style-name="T68">- </text:span><text:span text:style-name="T69">r-precision</text:span></text:p>
      <text:p text:style-name="P46"><text:span text:style-name="T69">- </text:span><text:span text:style-name="T70">cosa c'entra la media armonica con precision e recall? </text:span><text:span text:style-name="T71">(lo sai che è la f-measure?)</text:span></text:p>
      <text:p text:style-name="P46"><text:span text:style-name="T70">- </text:span><text:span text:style-name="T72">coverage e novelty: cosa sono? In che contesto servono?</text:span></text:p>
      <text:p text:style-name="P46"><text:span text:style-name="T72"/></text:p>
      <text:p text:style-name="P47">Multimedia query evaluation<text:span text:style-name="T33">:</text:span></text:p>
      <text:p text:style-name="P47"><text:span text:style-name="T33">- quali sono le difficoltà, in generale, di fare query su un db multimediale?</text:span></text:p>
      <text:p text:style-name="P47"><text:span text:style-name="T33">- </text:span><text:span text:style-name="T73">esempio di predicato crisp e di predicato fuzzy</text:span></text:p>
      <text:p text:style-name="P47"><text:span text:style-name="T73">- </text:span><text:span text:style-name="T74">quali sono i motivi per le imprecisioni nella valutazione delle query?</text:span></text:p>
      <text:p text:style-name="P47"><text:span text:style-name="T74">- spiegare la logica e gli insiemi fuzzy</text:span></text:p>
      <text:p text:style-name="P47"><text:span text:style-name="T74">- </text:span><text:span text:style-name="T75">set fuzzy universale, alfa-universale, supporto di un insieme fuzzy, altezza di un insieme fuzzy, set fuzzy normalizzato, </text:span><text:span text:style-name="T76">cardinalità di un insieme fuzzy, </text:span><text:span text:style-name="T77">database fuzzy probabilistico, </text:span><text:span text:style-name="T78">alfa-cut di un insieme fuzzy, </text:span><text:span text:style-name="T79">kernel di un insieme fuzzy, </text:span><text:span text:style-name="T80">predicato di inclusione tra due insiemi fuzzy</text:span></text:p>
      <text:p text:style-name="P47"><text:span text:style-name="T80">- </text:span><text:span text:style-name="T81">come si può fare il processing di una query fuzzy?</text:span></text:p>
      <text:p text:style-name="P48"><text:span text:style-name="T81">- </text:span><text:span text:style-name="T82">spiegare l</text:span><text:span text:style-name="T83">a semantica del minimo e del prodotto</text:span></text:p>
      <text:p text:style-name="P48"><text:span text:style-name="T83">- </text:span><text:span text:style-name="T84">spiegare la semantica della media</text:span></text:p>
      <text:p text:style-name="P48"><text:span text:style-name="T84">- come si emulano le proprietà di un predicato crisp?</text:span><text:span text:style-name="T85"> E perché dovrei volerlo fare? Eh? </text:span><text:span text:style-name="T86">Lo sai </text:span><text:span text:style-name="T87">tu</text:span><text:span text:style-name="T86">?</text:span><text:span text:style-name="T82"> </text:span></text:p>
      <text:p text:style-name="P41"><text:span text:style-name="T52">- </text:span><text:span text:style-name="T88">spiegare le proprietà che hanno le norme triangolari</text:span></text:p>
      <text:p text:style-name="P41"><text:span text:style-name="T88">- </text:span><text:span text:style-name="T89">quale proprietà hanno min e max che le rende desiderabili come funzione di merge di predicati fuzzy?</text:span></text:p>
      <text:p text:style-name="P41"><text:span text:style-name="T89">-</text:span><text:span text:style-name="T90"> perché invece potrei decidere che non voglio emulare correttamente le proprietà dei predicati crisp? </text:span><text:span text:style-name="T91">E cosa faccio in questo caso?</text:span></text:p>
      <text:p text:style-name="P41"><text:span text:style-name="T90">- </text:span><text:span text:style-name="T92">quali sono i limiti della media aritmetica come funzione di aggregazione?</text:span></text:p>
      <text:p text:style-name="P41"><text:span text:style-name="T93">- in che cosa la media geometrica è migliore e in che cosa è peggiore?</text:span></text:p>
      <text:p text:style-name="P41"><text:span text:style-name="T93">- </text:span><text:span text:style-name="T94">spiegare la media geometrica parametrica</text:span></text:p>
      <text:p text:style-name="P41"><text:soft-page-break/><text:span text:style-name="T94">- </text:span><text:span text:style-name="T95">quali sono i desiderata di fagin? A cosa servono?</text:span></text:p>
      <text:p text:style-name="P41"><text:span text:style-name="T95">- </text:span><text:span text:style-name="T96">quale funzione di combinazione propone Fagin?</text:span></text:p>
      <text:p text:style-name="P41"><text:span text:style-name="T96">- </text:span><text:span text:style-name="T97">quale caratteristica desiderabile di una funzione di combinazione non coprono i desiderata di fagin?</text:span></text:p>
      <text:p text:style-name="P41"><text:span text:style-name="T97">- </text:span><text:span text:style-name="T98">cosa è la relative importance?</text:span></text:p>
      <text:p text:style-name="P41"><text:span text:style-name="T98">- </text:span><text:span text:style-name="T99">mostrare che la media non viola i desiderata di fagin e nemmeno la condizione aggiuntiva che i desiderata non coprono</text:span></text:p>
      <text:p text:style-name="P41"><text:span text:style-name="T99">- </text:span><text:span text:style-name="T100">a cosa serve l'algoritmo di fagin? </text:span><text:span text:style-name="T101">Quali tipi di accesso al database gli servono? </text:span><text:span text:style-name="T102">E quale assunzione compie sulla funzione che restituisce il risultato finale di soddisfacibilità?</text:span></text:p>
      <text:p text:style-name="P41"><text:span text:style-name="T102">- </text:span><text:span text:style-name="T103">cosa è la fase di accesso random nell'algoritmo di fagin? Perché serve?</text:span></text:p>
      <text:p text:style-name="P41"><text:span text:style-name="T103">- </text:span><text:span text:style-name="T104">come si può provare ad adattare l'algoritmo di fagin nei db relazionali? E perché c'è bisogno di adattarlo?</text:span></text:p>
      <text:p text:style-name="P41"><text:span text:style-name="T52">- </text:span><text:span text:style-name="T105">qual è la proposta di chanduri e gravano per fare query top-k nei db relazionali?</text:span></text:p>
      <text:p text:style-name="P41"><text:span text:style-name="T105">- </text:span><text:span text:style-name="T106">chanduri e gravano propongono di usare PROBE solamente per alcuni predicati/sottoquery, per risparmiare tempo. Quale assunzione è però necessaria in questa situazione?</text:span></text:p>
      <text:p text:style-name="P41"><text:span text:style-name="T106">- </text:span><text:span text:style-name="T107">quali problemi restano aperti nella proposta di chanduri e gravano?</text:span></text:p>
      <text:p text:style-name="P41"><text:span text:style-name="T107">- </text:span><text:span text:style-name="T108">come risolvono il fatto che le query di ranking (top-k) non sono generalmente supportate dai dbms relazionali?</text:span></text:p>
      <text:p text:style-name="P41"><text:span text:style-name="T108"/></text:p>
      <text:p text:style-name="P49">LSH<text:span text:style-name="T33">:</text:span></text:p>
      <text:p text:style-name="P49"><text:span text:style-name="T33">- cosa è l'lsh? Quali sono alcuni esempi che abbiamo già visto?</text:span></text:p>
      <text:p text:style-name="P49"><text:span text:style-name="T33">- </text:span><text:span text:style-name="T109">quale è l'obiettivo dell'lsh? </text:span><text:span text:style-name="T110">Anche formula.</text:span></text:p>
      <text:p text:style-name="P49"><text:span text:style-name="T110">- </text:span><text:span text:style-name="T111">cosa è una famiglia di LSH? Come si definisce?</text:span></text:p>
      <text:p text:style-name="P49"><text:span text:style-name="T111">- </text:span><text:span text:style-name="T112">spiegare lo schema di LSH</text:span></text:p>
      <text:p text:style-name="P49"><text:span text:style-name="T112">- </text:span><text:span text:style-name="T113">come decido quante funzione di hashing voglio per ogni funzione che le combina? E come decido quante funzioni di combinazione voglio?</text:span></text:p>
      <text:p text:style-name="P49"><text:span text:style-name="T113">- </text:span><text:span text:style-name="T116">tre</text:span><text:span text:style-name="T115"> esempi di funzioni di hashing: uno su uno spazio binario d-dimensionale; uno su uno spazio d-dimensionale su cui ho definito una norma a 1; </text:span><text:span text:style-name="T116">uno su uno spazio d-dimensionale in cui ho definito una norma arbitraria.</text:span></text:p>
      <text:p text:style-name="P49"><text:span text:style-name="T114">- </text:span><text:span text:style-name="T117">limiti di lsh e come farvi fronte</text:span></text:p>
      <text:p text:style-name="P41"><text:span text:style-name="T52"/></text:p>
      <text:p text:style-name="P4"><text:span text:style-name="T118">c</text:span>ose che non ho risolto/<text:span text:style-name="T128">non ricordo bene</text:span>:</text:p>
      <text:p text:style-name="P21">- <text:span text:style-name="T120">stima del numero di cluster: binary e non binary independent features</text:span></text:p>
      <text:p text:style-name="P21">- <text:span text:style-name="T125">pagerank</text:span></text:p>
      <text:p text:style-name="P21">- <text:span text:style-name="T126">pyramid trees</text:span></text:p>
      <text:p text:style-name="P21">- <text:span text:style-name="T127">chanduri e gravano</text:span></text:p>
      <text:p text:style-name="P21">- <text:span text:style-name="T129">signature files: numero ottimale di bit settati a 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09:36:25.202187000</meta:creation-date>
    <dc:date>2016-06-12T18:26:31.574138000</dc:date>
    <meta:editing-duration>PT23H42M8S</meta:editing-duration>
    <meta:editing-cycles>109</meta:editing-cycles>
    <meta:generator>LibreOffice/5.0.6.3$MacOSX_X86_64 LibreOffice_project/490fc03b25318460cfc54456516ea2519c11d1aa</meta:generator>
    <meta:document-statistic meta:table-count="0" meta:image-count="0" meta:object-count="0" meta:page-count="6" meta:paragraph-count="244" meta:word-count="2502" meta:character-count="14611" meta:non-whitespace-character-count="12351"/>
  </office:meta>
</office:document-meta>
</file>